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1" office:value-type="string" calcext:value-type="string">
            <text:p>m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r_m^2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table:formula="of:= [.B2]^2" office:value-type="float" office:value="7.29" calcext:value-type="float">
            <text:p>7,29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.7" calcext:value-type="float">
            <text:p>3,7</text:p>
          </table:table-cell>
          <table:table-cell table:formula="of:= [.B3]^2" office:value-type="float" office:value="13.69" calcext:value-type="float">
            <text:p>13,69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table:formula="of:= [.B4]^2" office:value-type="float" office:value="24.01" calcext:value-type="float">
            <text:p>24,01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.6" calcext:value-type="float">
            <text:p>5,6</text:p>
          </table:table-cell>
          <table:table-cell table:formula="of:= [.B5]^2" office:value-type="float" office:value="31.36" calcext:value-type="float">
            <text:p>31,36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6.3" calcext:value-type="float">
            <text:p>6,3</text:p>
          </table:table-cell>
          <table:table-cell table:formula="of:= [.B6]^2" office:value-type="float" office:value="39.69" calcext:value-type="float">
            <text:p>39,69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.1" calcext:value-type="float">
            <text:p>7,1</text:p>
          </table:table-cell>
          <table:table-cell table:formula="of:= [.B7]^2" office:value-type="float" office:value="50.41" calcext:value-type="float">
            <text:p>50,41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table:formula="of:= [.B8]^2" office:value-type="float" office:value="56.25" calcext:value-type="float">
            <text:p>56,25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L = 82 см</text:p>
          </table:table-cell>
          <table:table-cell table:style-name="Default" office:value-type="string" calcext:value-type="string">
            <text:p>delta (L)= 1 мм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L = 27 мм</text:p>
          </table:table-cell>
          <table:table-cell table:style-name="Default" office:value-type="string" calcext:value-type="string">
            <text:p>delta l = 1 мм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ДЕЛЕНИЯ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U скрещ, деление</text:p>
          </table:table-cell>
          <table:table-cell table:style-name="ce3" office:value-type="string" calcext:value-type="string">
            <text:p>U паралл, деления</text:p>
          </table:table-cell>
        </table:table-row>
        <table:table-row table:style-name="ro1">
          <table:table-cell/>
          <table:table-cell office:value-type="string" calcext:value-type="string">
            <text:p>½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3/2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92" calcext:value-type="float">
            <text:p>92</text:p>
          </table:table-cell>
        </table:table-row>
        <table:table-row table:style-name="ro1" table:number-rows-repeated="2"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ВОЛЬТЫ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U скрещ, В</text:p>
          </table:table-cell>
          <table:table-cell table:style-name="ce3" office:value-type="string" calcext:value-type="string">
            <text:p>U паралл, В</text:p>
          </table:table-cell>
        </table:table-row>
        <table:table-row table:style-name="ro1">
          <table:table-cell/>
          <table:table-cell office:value-type="string" calcext:value-type="string">
            <text:p>½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3/2</text:p>
          </table:table-cell>
          <table:table-cell office:value-type="float" office:value="1380" calcext:value-type="float">
            <text:p>1380</text:p>
          </table:table-cell>
          <table:table-cell table:style-name="ce3" office:value-type="float" office:value="1380" calcext:value-type="float">
            <text:p>1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4T14:49:42.059436429</dc:date>
    <meta:editing-duration>PT20S</meta:editing-duration>
    <meta:editing-cycles>1</meta:editing-cycles>
    <meta:document-statistic meta:table-count="1" meta:cell-count="54" meta:object-count="0"/>
    <meta:generator>LibreOffice/7.3.0.3$Linux_X86_64 LibreOffice_project/30$Build-3</meta:generator>
  </office:meta>
</office:document-meta>
</file>